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4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5744in"/>
    </style:style>
    <style:style style:name="co12" style:family="table-column">
      <style:table-column-properties fo:break-before="auto" style:column-width="1.7709in"/>
    </style:style>
    <style:style style:name="co13" style:family="table-column">
      <style:table-column-properties fo:break-before="auto" style:column-width="1.6902in"/>
    </style:style>
    <style:style style:name="co14" style:family="table-column">
      <style:table-column-properties fo:break-before="auto" style:column-width="1.9736in"/>
    </style:style>
    <style:style style:name="co15" style:family="table-column">
      <style:table-column-properties fo:break-before="auto" style:column-width="4.7291in"/>
    </style:style>
    <style:style style:name="co16" style:family="table-column">
      <style:table-column-properties fo:break-before="auto" style:column-width="1.9138in"/>
    </style:style>
    <style:style style:name="co17" style:family="table-column">
      <style:table-column-properties fo:break-before="auto" style:column-width="1.8425in"/>
    </style:style>
    <style:style style:name="co18" style:family="table-column">
      <style:table-column-properties fo:break-before="auto" style:column-width="4.4409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2.1374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7.7563in"/>
    </style:style>
    <style:style style:name="co25" style:family="table-column">
      <style:table-column-properties fo:break-before="auto" style:column-width="1.6429in"/>
    </style:style>
    <style:style style:name="co26" style:family="table-column">
      <style:table-column-properties fo:break-before="auto" style:column-width="2.0047in"/>
    </style:style>
    <style:style style:name="co27" style:family="table-column">
      <style:table-column-properties fo:break-before="auto" style:column-width="1.8846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2.8091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2.1299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4.9398in"/>
    </style:style>
    <style:style style:name="co34" style:family="table-column">
      <style:table-column-properties fo:break-before="auto" style:column-width="1.6752in"/>
    </style:style>
    <style:style style:name="co35" style:family="table-column">
      <style:table-column-properties fo:break-before="auto" style:column-width="1.7311in"/>
    </style:style>
    <style:style style:name="co36" style:family="table-column">
      <style:table-column-properties fo:break-before="auto" style:column-width="4.7709in"/>
    </style:style>
    <style:style style:name="co37" style:family="table-column">
      <style:table-column-properties fo:break-before="auto" style:column-width="1.8508in"/>
    </style:style>
    <style:style style:name="co38" style:family="table-column">
      <style:table-column-properties fo:break-before="auto" style:column-width="1.3319in"/>
    </style:style>
    <style:style style:name="co39" style:family="table-column">
      <style:table-column-properties fo:break-before="auto" style:column-width="2.0346in"/>
    </style:style>
    <style:style style:name="co40" style:family="table-column">
      <style:table-column-properties fo:break-before="auto" style:column-width="1.8366in"/>
    </style:style>
    <style:style style:name="co41" style:family="table-column">
      <style:table-column-properties fo:break-before="auto" style:column-width="1.7783in"/>
    </style:style>
    <style:style style:name="co42" style:family="table-column">
      <style:table-column-properties fo:break-before="auto" style:column-width="1.6508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36in" fo:break-before="auto" style:use-optimal-row-height="false"/>
    </style:style>
    <style:style style:name="ta26" style:family="table" style:master-page-name="PageStyle_5f_Model">
      <style:table-properties table:display="true" style:writing-mode="lr-tb"/>
    </style:style>
    <style:style style:name="ta2" style:family="table" style:master-page-name="PageStyle_5f_Glob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27" style:family="table" style:master-page-name="PageStyle_5f_3_5f_1_5f_Atome">
      <style:table-properties table:display="true" style:writing-mode="lr-tb"/>
    </style:style>
    <style:style style:name="ta7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0" style:family="table" style:master-page-name="PageStyle_5f_17_5f_Hexagon_5f_Amnon_5f_Owed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style:style style:name="ta28" style:family="table" style:master-page-name="PageStyle_5f_6_5f_1_5f_Arbre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26" table:print="false">
        <office:forms form:automatic-focus="false" form:apply-design-mode="false"/>
        <table:table-column table:style-name="co4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6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3" office:value-type="string">
            <text:p>Caméra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4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13" office:value-type="string">
            <text:p>Object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4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4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Ligth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Short cut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3" office:value-type="string">
            <text:p>Controleu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4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Pré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4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iroir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768"/>
        </table:table-row>
        <table:table-row table:style-name="ro4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BUTTON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4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4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SLID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4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4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4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4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>
            <text:p>MIDI control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4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3" table:print="false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row table:style-name="ro6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6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6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6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6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6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Default" table:number-columns-repeated="3"/>
        </table:table-row>
        <table:table-row table:style-name="ro6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6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6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6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6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6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6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6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6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6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6">
          <table:table-cell table:style-name="ce15" office:value-type="string">
            <text:p>spac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move the cursor</text:p>
          </table:table-cell>
        </table:table-row>
        <table:table-row table:style-name="ro6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6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6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1">
          <table:table-cell table:style-name="ce8" table:number-columns-repeated="3"/>
        </table:table-row>
        <table:table-row table:style-name="ro6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6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6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6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6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6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6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6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office:forms form:automatic-focus="false" form:apply-design-mode="false"/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4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office:forms form:automatic-focus="false" form:apply-design-mode="false"/>
        <table:table-column table:style-name="co1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27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2 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6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6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6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7" table:print="false">
        <table:table-column table:style-name="co16" table:default-cell-style-name="ce4"/>
        <table:table-column table:style-name="co16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table:table-column table:style-name="co1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spiral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28" table:print="false">
        <office:forms form:automatic-focus="false" form:apply-design-mode="false"/>
        <table:table-column table:style-name="co42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table:table-column table:style-name="co20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table:table-column table:style-name="co2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5" office:value-type="string">
            <text:p>soun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ound bea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sp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table:table-column table:style-name="co25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table:table-column table:style-name="co26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5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table:table-column table:style-name="co27" table:default-cell-style-name="ce4"/>
        <table:table-column table:style-name="co28" table:default-cell-style-name="ce5"/>
        <table:table-column table:style-name="co2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table:table-column table:style-name="co3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table:table-column table:style-name="co3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32" table:default-cell-style-name="ce4"/>
        <table:table-column table:style-name="co7" table:default-cell-style-name="ce4"/>
        <table:table-column table:style-name="co3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0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_3_Lettre" table:style-name="ta21" table:print="false">
        <table:table-column table:style-name="co3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9_3_Clock" table:style-name="ta22" table:print="false">
        <table:table-column table:style-name="co38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19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RSS" table:style-name="ta23" table:print="false">
        <table:table-column table:style-name="co39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Karaoké" table:style-name="ta24" table:print="false">
        <table:table-column table:style-name="co4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T_Twiter" table:style-name="ta25" table:print="false">
        <table:table-column table:style-name="co41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out of 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9/03/2014</text:date>, <text:time>12:3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09-03T12:39:46</dc:date>
    <meta:editing-cycles>116</meta:editing-cycles>
    <meta:editing-duration>P7DT18H22M36S</meta:editing-duration>
    <meta:generator>OpenOffice.org/3.4.1$Unix OpenOffice.org_project/341m1$Build-9593</meta:generator>
    <meta:document-statistic meta:table-count="25" meta:cell-count="6765" meta:object-count="0"/>
  </office:meta>
</office:document-meta>
</file>